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officeooo:rsid="00006c4b" officeooo:paragraph-rsid="00006c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06302522" text:style-name="L1">
        <text:list-item>
          <text:p text:style-name="P1">Создание механизма добавления пароля</text:p>
        </text:list-item>
        <text:list-item>
          <text:p text:style-name="P1">Создание механизма удаления парол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3-26T16:29:26.864000000</dc:date>
    <meta:editing-duration>PT22S</meta:editing-duration>
    <meta:editing-cycles>1</meta:editing-cycles>
    <meta:document-statistic meta:table-count="0" meta:image-count="0" meta:object-count="0" meta:page-count="1" meta:paragraph-count="2" meta:word-count="10" meta:character-count="72" meta:non-whitespace-character-count="66"/>
  </office:meta>
</office:document-meta>
</file>